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bb273" officeooo:paragraph-rsid="001bb273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] Explain database architecture.</text:p>
      <text:p text:style-name="P1">Q2] Explain keys in dbms with suitable examp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21:08:42.478028109</meta:creation-date>
    <dc:date>2020-11-21T21:09:55.761063767</dc:date>
    <meta:editing-duration>PT1M14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2" meta:word-count="12" meta:character-count="81" meta:non-whitespace-character-count="71"/>
  </office:meta>
</office:document-meta>
</file>